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09cbd4" officeooo:paragraph-rsid="0009cbd4"/>
    </style:style>
    <style:style style:name="P3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officeooo:paragraph-rsid="0009cbd4"/>
    </style:style>
    <style:style style:name="P4" style:family="paragraph" style:parent-style-name="Standard">
      <style:paragraph-properties fo:text-align="start" style:justify-single-word="false"/>
      <style:text-properties officeooo:rsid="000b3f50" officeooo:paragraph-rsid="000b3f50"/>
    </style:style>
    <style:style style:name="P5" style:family="paragraph" style:parent-style-name="Standard">
      <style:paragraph-properties fo:text-align="start" style:justify-single-word="false"/>
      <style:text-properties officeooo:rsid="000b3f50" officeooo:paragraph-rsid="000ba1c5"/>
    </style:style>
    <style:style style:name="P6" style:family="paragraph" style:parent-style-name="Standard">
      <style:paragraph-properties fo:text-align="start" style:justify-single-word="false"/>
      <style:text-properties officeooo:rsid="000e027a" officeooo:paragraph-rsid="000e027a"/>
    </style:style>
    <style:style style:name="P7" style:family="paragraph" style:parent-style-name="Standard">
      <style:paragraph-properties fo:text-align="start" style:justify-single-word="false"/>
      <style:text-properties officeooo:rsid="000f2fab" officeooo:paragraph-rsid="000f2fab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officeooo:rsid="000f2fab" officeooo:paragraph-rsid="000f2fab"/>
    </style:style>
    <style:style style:name="P9" style:family="paragraph" style:parent-style-name="Standard">
      <style:paragraph-properties fo:text-align="start" style:justify-single-word="false"/>
      <style:text-properties officeooo:rsid="001116e1" officeooo:paragraph-rsid="001116e1"/>
    </style:style>
    <style:style style:name="P10" style:family="paragraph" style:parent-style-name="Standard">
      <style:paragraph-properties fo:text-align="start" style:justify-single-word="false"/>
      <style:text-properties officeooo:rsid="001403e9" officeooo:paragraph-rsid="001403e9"/>
    </style:style>
    <style:style style:name="P11" style:family="paragraph" style:parent-style-name="Standard">
      <style:paragraph-properties fo:text-align="start" style:justify-single-word="false"/>
      <style:text-properties officeooo:rsid="00158133" officeooo:paragraph-rsid="00158133"/>
    </style:style>
    <style:style style:name="P12" style:family="paragraph" style:parent-style-name="Standard">
      <style:paragraph-properties fo:text-align="start" style:justify-single-word="false"/>
      <style:text-properties officeooo:rsid="00173c2c" officeooo:paragraph-rsid="00173c2c"/>
    </style:style>
    <style:style style:name="P13" style:family="paragraph" style:parent-style-name="Standard">
      <style:paragraph-properties fo:text-align="start" style:justify-single-word="false"/>
      <style:text-properties officeooo:rsid="001776f8" officeooo:paragraph-rsid="001776f8"/>
    </style:style>
    <style:style style:name="P14" style:family="paragraph" style:parent-style-name="Standard">
      <style:paragraph-properties fo:text-align="start" style:justify-single-word="false"/>
      <style:text-properties officeooo:rsid="00197687" officeooo:paragraph-rsid="00197687"/>
    </style:style>
    <style:style style:name="P15" style:family="paragraph" style:parent-style-name="Standard">
      <style:paragraph-properties fo:text-align="start" style:justify-single-word="false"/>
      <style:text-properties officeooo:rsid="00198906" officeooo:paragraph-rsid="00198906"/>
    </style:style>
    <style:style style:name="P16" style:family="paragraph" style:parent-style-name="Standard">
      <style:paragraph-properties fo:text-align="start" style:justify-single-word="false"/>
      <style:text-properties officeooo:rsid="00199979" officeooo:paragraph-rsid="00199979"/>
    </style:style>
    <style:style style:name="P17" style:family="paragraph" style:parent-style-name="Standard">
      <style:paragraph-properties fo:text-align="start" style:justify-single-word="false"/>
      <style:text-properties officeooo:rsid="001e5719" officeooo:paragraph-rsid="001e5719"/>
    </style:style>
    <style:style style:name="T1" style:family="text">
      <style:text-properties officeooo:rsid="0009cbd4"/>
    </style:style>
    <style:style style:name="T2" style:family="text">
      <style:text-properties officeooo:rsid="000b3f50"/>
    </style:style>
    <style:style style:name="T3" style:family="text">
      <style:text-properties style:text-position="super 58%" officeooo:rsid="000b3f50"/>
    </style:style>
    <style:style style:name="T4" style:family="text">
      <style:text-properties style:text-position="0% 100%"/>
    </style:style>
    <style:style style:name="T5" style:family="text">
      <style:text-properties officeooo:rsid="000ba1c5"/>
    </style:style>
    <style:style style:name="T6" style:family="text">
      <style:text-properties officeooo:rsid="000c2167"/>
    </style:style>
    <style:style style:name="T7" style:family="text">
      <style:text-properties officeooo:rsid="000e027a"/>
    </style:style>
    <style:style style:name="T8" style:family="text">
      <style:text-properties officeooo:rsid="0012fb08"/>
    </style:style>
    <style:style style:name="T9" style:family="text">
      <style:text-properties officeooo:rsid="001b4cd4"/>
    </style:style>
    <style:style style:name="T10" style:family="text">
      <style:text-properties officeooo:rsid="001c7787"/>
    </style:style>
    <style:style style:name="T11" style:family="text">
      <style:text-properties officeooo:rsid="0022acf4"/>
    </style:style>
    <style:style style:name="T12" style:family="text">
      <style:text-properties officeooo:rsid="0023307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6">F</text:span>oncti<text:span text:style-name="T1">o</text:span>n entreprise </text:p>
      <text:p text:style-name="P3">marketing et vente</text:p>
      <text:p text:style-name="P1"/>
      <text:p text:style-name="P2">⇒ c’est la fonction en contact avec les consommateur</text:p>
      <text:p text:style-name="P2"/>
      <text:p text:style-name="P2">⇒ Définition </text:p>
      <text:p text:style-name="P2"><text:tab/>-La fonction marketing et vente regroupe l’ensemble des act et processus permettant à une <text:tab/>entreprise :</text:p>
      <text:p text:style-name="P2"><text:tab/>-de comprendre les attentes de consommateur</text:p>
      <text:p text:style-name="P2"><text:tab/>- influencer le comportement des consommateur</text:p>
      <text:p text:style-name="P2"/>
      <text:p text:style-name="P2">⇒ Plusieurs niveaux</text:p>
      <text:p text:style-name="P2"><text:tab/>-Sur le plan financier</text:p>
      <text:p text:style-name="P2"><text:tab/>-Sur le plan commercial</text:p>
      <text:p text:style-name="P2"><text:tab/>-Sur le plan stratégique</text:p>
      <text:p text:style-name="P2"/>
      <text:p text:style-name="P4">⇒ 2 grandes sortes de tâches</text:p>
      <text:p text:style-name="P4"><text:tab/>-En amont de la conception du produit</text:p>
      <text:p text:style-name="P4"><text:tab/><text:tab/>-Avant de concevoir un produit, l’entreprise doit se demander se que veulent les <text:tab/><text:tab/><text:tab/>consommateurs </text:p>
      <text:p text:style-name="P2"><text:tab/>-<text:span text:style-name="T2">Le marketing stratégique</text:span></text:p>
      <text:p text:style-name="P2"><text:tab/><text:tab/>-<text:span text:style-name="T2">objectif dans un 1</text:span><text:span text:style-name="T3">er</text:span><text:span text:style-name="T2"> temps : mieux connaître le marché sur lequel elle veut vendre <text:tab/><text:tab/>son produit</text:span></text:p>
      <text:p text:style-name="P2"><text:tab/>-<text:span text:style-name="T2">Elle recherche 2types d’info</text:span></text:p>
      <text:p text:style-name="P2"><text:tab/><text:tab/>-<text:span text:style-name="T2">Qu’attende les consommateurs</text:span></text:p>
      <text:p text:style-name="P2"><text:tab/><text:tab/>-<text:span text:style-name="T2">Que font les concu</text:span><text:span text:style-name="T8">rre</text:span><text:span text:style-name="T2">nts </text:span></text:p>
      <text:p text:style-name="P2"/>
      <text:p text:style-name="P4">⇒ En aval de la conception : le marketing opérationnel de vente</text:p>
      <text:p text:style-name="P4">⇒ <text:span text:style-name="T5">Quatre grandes variables : </text:span>Les 4 P</text:p>
      <text:p text:style-name="P4"><text:tab/>-La variable <text:span text:style-name="T5">P</text:span>roduit <text:span text:style-name="T5">(product)</text:span></text:p>
      <text:p text:style-name="P5"><text:tab/>-La variable <text:span text:style-name="T5">P</text:span>rix <text:span text:style-name="T5">(price)</text:span></text:p>
      <text:p text:style-name="P4"><text:tab/>-<text:span text:style-name="T5">La variable Distribution (place)</text:span></text:p>
      <text:p text:style-name="P4"><text:tab/>-<text:span text:style-name="T5">La variable Communication (promotion)</text:span></text:p>
      <text:p text:style-name="P4"/>
      <text:p text:style-name="P6">⇒ La Politique commercial</text:p>
      <text:p text:style-name="P6">1) Le produit</text:p>
      <text:p text:style-name="P6"/>
      <text:p text:style-name="P6">⇒ Caractéristiques</text:p>
      <text:p text:style-name="P6"><text:tab/>-Production final</text:p>
      <text:p text:style-name="P6"><text:tab/>-Base intermédiaire</text:p>
      <text:p text:style-name="P6"/>
      <text:p text:style-name="P6">⇒ Cycle de vie du produit</text:p>
      <text:p text:style-name="P4"><text:tab/>-<text:span text:style-name="T7">La nature et la durée de chaque phase de cycle de vie du produit sont étroitement liée à la <text:tab/>nature du produit.</text:span></text:p>
      <text:p text:style-name="P4"/>
      <text:p text:style-name="P7">2)Le prix</text:p>
      <text:p text:style-name="P7"><text:tab/>-détermination objectif</text:p>
      <text:p text:style-name="P8"><text:tab/>-Évaluation de la demander</text:p>
      <text:p text:style-name="P8"><text:tab/>-Estimer les coûts</text:p>
      <text:p text:style-name="P8"><text:tab/>-Analyser les prix et offres des concurrents</text:p>
      <text:p text:style-name="P8"><text:tab/>-Choisir une méthode de tarification </text:p>
      <text:p text:style-name="P4"/>
      <text:p text:style-name="P9"><text:soft-page-break/>⇒ Fixation des prix par les coûts de production</text:p>
      <text:p text:style-name="P9">⇒ Le prix psychologique</text:p>
      <text:p text:style-name="P10">⇒ Les stratégies de prix</text:p>
      <text:p text:style-name="P10"/>
      <text:p text:style-name="P11">3)La communication</text:p>
      <text:p text:style-name="P11"/>
      <text:p text:style-name="P11">⇒ De quelqu’un qui émet un message vers quelqu’un qui le reçois</text:p>
      <text:p text:style-name="P11"/>
      <text:p text:style-name="P11">⇒ La stratégie de communication </text:p>
      <text:p text:style-name="P11"/>
      <text:p text:style-name="P12">⇒ Les étapes d’une action de communication</text:p>
      <text:p text:style-name="P12"><text:tab/>-Définir les objectif</text:p>
      <text:p text:style-name="P12"><text:tab/>-Allouer les budgets</text:p>
      <text:p text:style-name="P12"><text:tab/>-Définir les cibles</text:p>
      <text:p text:style-name="P12"><text:tab/>-</text:p>
      <text:p text:style-name="P12"><text:tab/>-Créer le message</text:p>
      <text:p text:style-name="P12"><text:tab/>-Lancer la campagne de pub</text:p>
      <text:p text:style-name="P12"/>
      <text:p text:style-name="P13">⇒ Le mix de communication</text:p>
      <text:p text:style-name="P13"/>
      <text:p text:style-name="P14">⇒ Le choix de média se fait aussi sur des critères qualitatifs</text:p>
      <text:p text:style-name="P14"/>
      <text:p text:style-name="P14">4)La distribution</text:p>
      <text:p text:style-name="P14"/>
      <text:p text:style-name="P15">⇒ Ensemble des opérations et des circuits qui mettent un produit à la disposition </text:p>
      <text:p text:style-name="P15"/>
      <text:p text:style-name="P15">⇒ Les choix en matière de distribution relève d’une importance stratégique capital pour le <text:tab/></text:p>
      <text:p text:style-name="P15"><text:tab/>producteur</text:p>
      <text:p text:style-name="P15"/>
      <text:p text:style-name="P15">⇒ Canal de distribution permet d’acheminer le produit du producteur au consommateur avec ou <text:tab/>sans intermédiaire</text:p>
      <text:p text:style-name="P16"><text:tab/>-Circuit court : producteur directement en contact avec le consommateur <text:span text:style-name="T9">(Canal direct)</text:span></text:p>
      <text:p text:style-name="P16"><text:tab/>- <text:span text:style-name="T9">R</text:span><text:span text:style-name="T10">é</text:span><text:span text:style-name="T9">duit le coût global de la distribution, quand la dist</text:span><text:span text:style-name="T11">r</text:span><text:span text:style-name="T9">ibution se fait dans un petit périmètre <text:tab/>par rapport au lieu de production </text:span><text:span text:style-name="T10">avec un intermédier</text:span><text:span text:style-name="T12">e</text:span><text:span text:style-name="T9">(Canal Court)</text:span></text:p>
      <text:p text:style-name="P16"><text:tab/>-<text:span text:style-name="T10">Circuit long </text:span></text:p>
      <text:p text:style-name="P16"/>
      <text:p text:style-name="P17">⇒ L’unité commercial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2T10:01:56.871902424</meta:creation-date>
    <meta:generator>LibreOffice/7.3.5.2$Linux_X86_64 LibreOffice_project/30$Build-2</meta:generator>
    <dc:date>2022-09-22T08:40:28.526798074</dc:date>
    <meta:editing-duration>PT2H34M2S</meta:editing-duration>
    <meta:editing-cycles>20</meta:editing-cycles>
    <meta:document-statistic meta:table-count="0" meta:image-count="0" meta:object-count="0" meta:page-count="2" meta:paragraph-count="62" meta:word-count="387" meta:character-count="2439" meta:non-whitespace-character-count="2056"/>
  </office:meta>
</office:document-meta>
</file>